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c0c0c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1pt" style:font-size-asian="11pt" style:font-size-complex="11pt"/>
    </style:style>
    <style:style style:name="P3" style:family="paragraph">
      <style:paragraph-properties fo:text-align="center"/>
      <style:text-properties fo:color="#c0c0c0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c0c0c0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4.8cm" svg:y="1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.3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8.3cm" svg:y="3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7cm" svg:y1="2.7cm" svg:x2="3.5cm" svg:y2="3.7cm">
          <text:p/>
        </draw:line>
        <draw:line draw:style-name="gr3" draw:text-style-name="P1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3.2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3cm" svg:y="5.9cm">
            <text:p text:style-name="P1"><text:span text:style-name="T2">us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3cm" svg:y="5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9cm" svg:y1="2.7cm" svg:x2="4.7cm" svg:y2="5.6cm">
          <text:p/>
        </draw:line>
        <draw:line draw:style-name="gr3" draw:text-style-name="P1" draw:layer="layout" svg:x1="6.1cm" svg:y1="2.7cm" svg:x2="7.3cm" svg:y2="5.6cm">
          <text:p/>
        </draw:line>
        <draw:g>
          <draw:custom-shape draw:style-name="gr4" draw:text-style-name="P4" draw:layer="layout" svg:width="2.3cm" svg:height="1.1cm" svg:x="9.9cm" svg:y="8.6cm">
            <text:p text:style-name="P1"><text:span text:style-name="T2">nel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9.9cm" svg:y="8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.9cm" svg:y1="7.3cm" svg:x2="10.1cm" svg:y2="8.3cm">
          <text:p/>
        </draw:line>
        <draw:g>
          <draw:custom-shape draw:style-name="gr4" draw:text-style-name="P4" draw:layer="layout" svg:width="2.3cm" svg:height="1.1cm" svg:x="2.7cm" svg:y="8.5cm">
            <text:p text:style-name="P1"><text:span text:style-name="T2">imhotep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2.7cm" svg:y="8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2.3cm" svg:height="1.1cm" svg:x="6.1cm" svg:y="9.3cm">
            <text:p text:style-name="P1"><text:span text:style-name="T2">lar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2cm" svg:x="6.1cm" svg:y="9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" draw:text-style-name="P1" draw:layer="layout" svg:x1="7cm" svg:y1="7.3cm" svg:x2="4.8cm" svg:y2="8.3cm">
          <text:p/>
        </draw:line>
        <draw:line draw:style-name="gr6" draw:text-style-name="P1" draw:layer="layout" svg:x1="7.4cm" svg:y1="7.3cm" svg:x2="7.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5-03-12T20:13:21.079342818</dc:date>
    <meta:editing-duration>PT8M49S</meta:editing-duration>
    <meta:editing-cycles>7</meta:editing-cycles>
    <meta:generator>LibreOffice/4.3.5.2.0$Linux_X86_64 LibreOffice_project/430m0$Build-2</meta:generator>
    <meta:document-statistic meta:object-count="31"/>
  </office:meta>
</office:document-meta>
</file>